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  <style:text-properties fo:language="pt" fo:country="BR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0e3527" officeooo:paragraph-rsid="000e3527" fo:background-color="#ff6600"/>
    </style:style>
    <style:style style:name="P5" style:family="paragraph" style:parent-style-name="Standard">
      <style:paragraph-properties fo:text-align="justify" style:justify-single-word="false"/>
      <style:text-properties fo:language="pt" fo:country="BR" fo:background-color="#ff6600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0cbcbb" officeooo:paragraph-rsid="000cbcbb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0f4f4c" officeooo:paragraph-rsid="000f4f4c"/>
    </style:style>
    <style:style style:name="P8" style:family="paragraph" style:parent-style-name="Standard" style:master-page-name="MP0">
      <style:paragraph-properties fo:text-align="justify" style:justify-single-word="false" style:page-number="auto" fo:break-before="page"/>
      <style:text-properties fo:language="pt" fo:country="BR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ecff"/>
    </style:style>
    <style:style style:name="T3" style:family="text">
      <style:text-properties fo:language="pt" fo:country="BR"/>
    </style:style>
    <style:style style:name="T4" style:family="text">
      <style:text-properties fo:language="pt" fo:country="BR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4 Métricas de Software</text:p>
      <text:p text:style-name="P3"/>
      <text:p text:style-name="P3">4.1 Medição de Software</text:p>
      <text:p text:style-name="P3"/>
      <text:p text:style-name="P1"><text:span text:style-name="T3">A ISO 15939 </text:span><text:span text:style-name="Fonte_20_parág._20_padrão"><text:span text:style-name="T4">(REFEÊNCIA 1)</text:span></text:span><text:span text:style-name="T3"> define medição como a união de operações cujo objetivo é atribuir um valor a uma métrica. Ainda segundo a ISO 15939 </text:span><text:span text:style-name="Fonte_20_parág._20_padrão"><text:span text:style-name="T4">(REFEÊNCIA 1)</text:span></text:span><text:span text:style-name="T3"> o processo de medição é a chave primária para a gerência de um software e suas atividades no seu ciclo de vida, além disso um processo de melhoria contínua requer mudanças evolutivas e mudanças evolutivas requerem um processo de medição.</text:span></text:p>
      <text:p text:style-name="P3"/>
      <text:p text:style-name="P4">ESCREVER MAIS →<text:span text:style-name="T2"> LIVRO SOFTWARE METRICS QUE EU COLOQUEI NO DROP TEM UM CAPÍTULO SOBRE O QUE É MEDICÃO DE SOFTWARE</text:span></text:p>
      <text:p text:style-name="P5"/>
      <text:p text:style-name="P6">4.2 Definição das métricas de software</text:p>
      <text:p text:style-name="P6"/>
      <text:p text:style-name="P7"/>
      <text:p text:style-name="P6"><text:s/></text:p>
      <text:p text:style-name="P3"/>
      <text:p text:style-name="P3"/>
      <text:p text:style-name="P3"/>
      <text:p text:style-name="P3">Referências</text:p>
      <text:p text:style-name="P3"/>
      <text:p text:style-name="P3">Referencia 1 – Arquivo Adoption of ISOIEC 15939 Systems and Software Engineerin na pasta referências/métricas Dropbox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4-09-05T19:52:00Z</meta:creation-date>
    <dc:date>2014-09-06T17:48:00.775424329</dc:date>
    <meta:editing-cycles>12</meta:editing-cycles>
    <meta:editing-duration>PT1H24M53S</meta:editing-duration>
    <meta:document-statistic meta:table-count="0" meta:image-count="0" meta:object-count="0" meta:page-count="1" meta:paragraph-count="8" meta:word-count="119" meta:character-count="717" meta:non-whitespace-character-count="603"/>
    <meta:template xlink:type="simple" xlink:actuate="onRequest" xlink:title="" xlink:href="Normal"/>
  </office:meta>
</office:document-meta>
</file>